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"/>
    <style:font-face style:name="Roboto Mono1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a9a97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8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c12130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d2f7c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aa9d9"/>
    </style:style>
    <style:style style:name="P1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c7637c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00aa8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paragraph-rsid="0051d12e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paragraph-rsid="0051d12e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268f28" officeooo:paragraph-rsid="0024c7c9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2a3ef0" officeooo:paragraph-rsid="0024c7c9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3bc633" officeooo:paragraph-rsid="0024c7c9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25021" officeooo:paragraph-rsid="001e6ad8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04ada2" officeooo:paragraph-rsid="0042ac3a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2ac3a" officeooo:paragraph-rsid="0042ac3a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2ac3a" officeooo:paragraph-rsid="00536a7b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5d28c" officeooo:paragraph-rsid="001e6ad8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79a72" officeooo:paragraph-rsid="001e6ad8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feeea" officeooo:paragraph-rsid="0042ac3a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feeea" officeooo:paragraph-rsid="00536a7b"/>
    </style:style>
    <style:style style:name="P2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feeea" officeooo:paragraph-rsid="005546f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1e1dfd" officeooo:paragraph-rsid="0051d12e"/>
    </style:style>
    <style:style style:name="P31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loext:opacity="100%" style:font-name="source-code-pro" fo:font-size="10.5pt" fo:letter-spacing="normal" fo:font-style="normal" fo:font-weight="normal" officeooo:rsid="001e1dfd" officeooo:paragraph-rsid="0051d12e"/>
    </style:style>
    <style:style style:name="P32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loext:opacity="100%" style:font-name="source-code-pro" fo:font-size="10.5pt" fo:letter-spacing="normal" fo:font-style="normal" fo:font-weight="normal" officeooo:rsid="001e1dfd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24c7c9" officeooo:paragraph-rsid="0024c7c9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f8971" officeooo:paragraph-rsid="001e6ad8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4cf716" officeooo:paragraph-rsid="001e6ad8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5ece02" officeooo:paragraph-rsid="001e6ad8" fo:background-color="#fffffe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86b97f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9e3db9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9db6fe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9db6fe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a00aa8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6b97f" officeooo:paragraph-rsid="00c7637c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87fb09" officeooo:paragraph-rsid="0087fb09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9db6fe" officeooo:paragraph-rsid="009e3db9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aaa9d9" officeooo:paragraph-rsid="00aaa9d9"/>
    </style:style>
    <style:style style:name="P46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loext:opacity="100%" style:font-name="source-code-pro" fo:font-size="10.5pt" fo:letter-spacing="normal" fo:font-style="normal" fo:font-weight="normal" officeooo:rsid="00aaa9d9" officeooo:paragraph-rsid="00aaa9d9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afd132" officeooo:paragraph-rsid="00afd132"/>
    </style:style>
    <style:style style:name="P4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afd132" officeooo:paragraph-rsid="00afd132"/>
    </style:style>
    <style:style style:name="P4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afd132" officeooo:paragraph-rsid="00b1583c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639b93" officeooo:paragraph-rsid="001e6ad8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57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58" style:family="paragraph" style:parent-style-name="Preformatted_20_Text">
      <style:paragraph-properties fo:break-before="page"/>
      <style:text-properties officeooo:rsid="0004ada2" officeooo:paragraph-rsid="005f0f60"/>
    </style:style>
    <style:style style:name="P59" style:family="paragraph" style:parent-style-name="Preformatted_20_Text">
      <style:text-properties officeooo:paragraph-rsid="0051d12e"/>
    </style:style>
    <style:style style:name="P60" style:family="paragraph" style:parent-style-name="Standard">
      <style:text-properties officeooo:rsid="001e31d8" officeooo:paragraph-rsid="005f0f60"/>
    </style:style>
    <style:style style:name="P61" style:family="paragraph" style:parent-style-name="Standard">
      <style:text-properties officeooo:rsid="001fbce4" officeooo:paragraph-rsid="005f0f60"/>
    </style:style>
    <style:style style:name="P62" style:family="paragraph" style:parent-style-name="Standard">
      <style:text-properties officeooo:paragraph-rsid="005f0f60"/>
    </style:style>
    <style:style style:name="P63" style:family="paragraph" style:parent-style-name="Standard">
      <style:text-properties officeooo:rsid="006b9621" officeooo:paragraph-rsid="006b9621"/>
    </style:style>
    <style:style style:name="P64" style:family="paragraph" style:parent-style-name="Standard">
      <style:text-properties officeooo:rsid="006e701d" officeooo:paragraph-rsid="006e701d"/>
    </style:style>
    <style:style style:name="P65" style:family="paragraph" style:parent-style-name="Standard">
      <style:text-properties officeooo:rsid="0070522f" officeooo:paragraph-rsid="0070522f"/>
    </style:style>
    <style:style style:name="P66" style:family="paragraph" style:parent-style-name="Text_20_body">
      <style:text-properties officeooo:paragraph-rsid="008e84b1"/>
    </style:style>
    <style:style style:name="P67" style:family="paragraph" style:parent-style-name="Text_20_body">
      <style:paragraph-properties fo:margin-top="0in" fo:margin-bottom="0in" style:contextual-spacing="false"/>
      <style:text-properties loext:padding="0.0193in" loext:border="0.06pt solid #e5e7eb"/>
    </style:style>
    <style:style style:name="P68" style:family="paragraph" style:parent-style-name="Text_20_body">
      <style:text-properties officeooo:paragraph-rsid="00b3a823"/>
    </style:style>
    <style:style style:name="P69" style:family="paragraph" style:parent-style-name="Text_20_body">
      <style:text-properties officeooo:paragraph-rsid="00c3d962"/>
    </style:style>
    <style:style style:name="P70" style:family="paragraph" style:parent-style-name="Text_20_body">
      <style:paragraph-properties fo:margin-top="0.0398in" fo:margin-bottom="0.1366in" style:contextual-spacing="false"/>
      <style:text-properties officeooo:paragraph-rsid="00c3d962"/>
    </style:style>
    <style:style style:name="P71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72" style:family="paragraph" style:parent-style-name="Standard">
      <style:paragraph-properties fo:margin-left="0in" fo:margin-right="0in" fo:margin-top="0in" fo:margin-bottom="0in" style:contextual-spacing="false" fo:padding="0in" fo:border="none"/>
    </style:style>
    <style:style style:name="P73" style:family="paragraph" style:parent-style-name="Preformatted_20_Text">
      <style:paragraph-properties fo:margin-left="0in" fo:margin-right="0in" fo:margin-top="0in" fo:margin-bottom="0in" style:contextual-spacing="false" fo:padding="0in" fo:border="none"/>
      <style:text-properties officeooo:paragraph-rsid="00d53b35"/>
    </style:style>
    <style:style style:name="P7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7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7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7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7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source-code-pro" fo:font-size="10.5pt" fo:letter-spacing="normal" fo:font-style="normal" fo:font-weight="normal" officeooo:rsid="00639b93" officeooo:paragraph-rsid="001e6ad8"/>
    </style:style>
    <style:style style:name="P7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80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T1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a9967b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86b97f"/>
    </style:style>
    <style:style style:name="T34" style:family="text"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5" style:family="text">
      <style:text-properties fo:font-variant="normal" fo:text-transform="none" fo:color="#242424" loext:opacity="100%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6" style:family="text">
      <style:text-properties fo:font-variant="normal" fo:text-transform="none" fo:color="#232629" loext:opacity="100%" style:font-name="ui-monospace" fo:font-size="9.75pt" fo:letter-spacing="normal" fo:font-style="normal" fo:font-weight="normal"/>
    </style:style>
    <style:style style:name="T37" style:family="text">
      <style:text-properties fo:font-variant="normal" fo:text-transform="none" fo:color="#232629" loext:opacity="100%" style:font-name="ui-monospace" fo:font-size="9.75pt" fo:letter-spacing="normal" fo:font-style="normal" fo:font-weight="normal" officeooo:rsid="003362f6"/>
    </style:style>
    <style:style style:name="T38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loext:opacity="100%" style:font-name="Roboto Mono1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41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2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3ceac" fo:background-color="transparent" loext:char-shading-value="0" style:font-size-asian="10.5pt" style:font-size-complex="10.5pt" loext:padding="0in" loext:border="none"/>
    </style:style>
    <style:style style:name="T43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00aa8" fo:background-color="transparent" loext:char-shading-value="0" style:font-size-asian="10.5pt" style:font-size-complex="10.5pt" loext:padding="0in" loext:border="none"/>
    </style:style>
    <style:style style:name="T44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16b23" fo:background-color="transparent" loext:char-shading-value="0" style:font-size-asian="10.5pt" style:font-size-complex="10.5pt" loext:padding="0in" loext:border="none"/>
    </style:style>
    <style:style style:name="T45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7373d" fo:background-color="transparent" loext:char-shading-value="0" style:font-size-asian="10.5pt" style:font-size-complex="10.5pt" loext:padding="0in" loext:border="none"/>
    </style:style>
    <style:style style:name="T46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87eed" fo:background-color="transparent" loext:char-shading-value="0" style:font-size-asian="10.5pt" style:font-size-complex="10.5pt" loext:padding="0in" loext:border="none"/>
    </style:style>
    <style:style style:name="T47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a9967b" fo:background-color="transparent" loext:char-shading-value="0" style:font-size-asian="10.5pt" style:font-size-complex="10.5pt" loext:padding="0in" loext:border="none"/>
    </style:style>
    <style:style style:name="T48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9" style:family="text">
      <style:text-properties fo:font-variant="normal" fo:text-transform="none" fo:color="#393f49" loext:opacity="100%" style:font-name="Roboto Mono1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0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2197d3" fo:background-color="transparent" loext:char-shading-value="0" loext:padding="0in" loext:border="none"/>
    </style:style>
    <style:style style:name="T51" style:family="text">
      <style:text-properties fo:font-variant="normal" fo:text-transform="none" fo:color="#393f49" loext:opacity="100%" style:font-name="Roboto Mono1" fo:font-size="8.25pt" fo:letter-spacing="normal" fo:font-style="normal" fo:font-weight="normal" fo:background-color="transparent" loext:char-shading-value="0" loext:padding="0in" loext:border="none"/>
    </style:style>
    <style:style style:name="T52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1fdaf0" fo:background-color="transparent" loext:char-shading-value="0" loext:padding="0in" loext:border="none"/>
    </style:style>
    <style:style style:name="T53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4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55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6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7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8" style:family="text">
      <style:text-properties fo:font-variant="normal" fo:text-transform="none" fo:color="#393f49" loext:opacity="100%" style:font-name="Roboto Mono1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9" style:family="text">
      <style:text-properties fo:font-variant="normal" fo:text-transform="none" fo:color="#393f49" loext:opacity="100%" style:font-name="Liberation Mono" fo:font-size="10.5pt" fo:letter-spacing="normal" fo:font-style="normal" fo:font-weight="normal" officeooo:rsid="00b3a823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60" style:family="text">
      <style:text-properties fo:font-variant="normal" fo:text-transform="none" fo:color="#393f49" loext:opacity="100%" style:font-name="var ff-mono" fo:font-size="8.25pt" fo:letter-spacing="normal" fo:font-style="normal" fo:font-weight="normal" officeooo:rsid="007165e2" fo:background-color="transparent" loext:char-shading-value="0" style:font-size-asian="10pt" style:font-style-asian="normal" style:font-weight-asian="normal" loext:padding="0in" loext:border="none"/>
    </style:style>
    <style:style style:name="T61" style:family="text">
      <style:text-properties fo:font-variant="normal" fo:text-transform="none" fo:color="#0c0d0e" loext:opacity="100%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62" style:family="text">
      <style:text-properties fo:font-variant="normal" fo:text-transform="none" fo:color="#0c0d0e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63" style:family="text">
      <style:text-properties fo:font-variant="normal" fo:text-transform="none" fo:color="#3b4045" loext:opacity="100%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64" style:family="text">
      <style:text-properties fo:font-variant="normal" fo:text-transform="none" fo:color="#a31515" loext:opacity="100%" style:font-name="source-code-pro" fo:font-size="10.5pt" fo:letter-spacing="normal" fo:font-style="normal" fo:font-weight="normal" officeooo:rsid="005ece02" fo:background-color="#fffffe" loext:char-shading-value="0"/>
    </style:style>
    <style:style style:name="T65" style:family="text">
      <style:text-properties fo:font-variant="normal" fo:text-transform="none" fo:color="#0451a5" loext:opacity="100%" style:font-name="source-code-pro" fo:font-size="10.5pt" fo:letter-spacing="normal" fo:font-style="normal" fo:font-weight="bold" officeooo:rsid="005ece02" fo:background-color="#fffffe" loext:char-shading-value="0"/>
    </style:style>
    <style:style style:name="T66" style:family="text">
      <style:text-properties fo:font-variant="normal" fo:text-transform="none" fo:color="#000000" loext:opacity="100%" style:font-name="source-code-pro" fo:font-size="10.5pt" fo:letter-spacing="normal" fo:font-style="normal" fo:font-weight="normal" officeooo:rsid="005ece02" fo:background-color="#fffffe" loext:char-shading-value="0"/>
    </style:style>
    <style:style style:name="T67" style:family="text">
      <style:text-properties fo:font-variant="normal" fo:text-transform="none" fo:color="#000000" loext:opacity="100%" style:font-name="Ubuntu Mono variable" fo:font-size="13.5pt" fo:letter-spacing="normal" fo:font-style="normal" fo:font-weight="normal"/>
    </style:style>
    <style:style style:name="T68" style:family="text">
      <style:text-properties fo:font-variant="normal" fo:text-transform="none" fo:color="#000000" loext:opacity="100%" style:font-name="Ubuntu Mono variable" fo:font-size="13.5pt" fo:letter-spacing="normal" fo:font-style="normal" fo:font-weight="normal" officeooo:rsid="008e84b1"/>
    </style:style>
    <style:style style:name="T69" style:family="text">
      <style:text-properties fo:font-variant="normal" fo:text-transform="none" fo:color="#000000" loext:opacity="100%" style:font-name="Ubuntu variable" fo:font-size="13.5pt" fo:letter-spacing="normal" fo:font-style="normal" fo:font-weight="normal" officeooo:rsid="008e84b1"/>
    </style:style>
    <style:style style:name="T70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b977b3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7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c3d962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7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86b97f" loext:padding="0in" loext:border="none"/>
    </style:style>
    <style:style style:name="T7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af6996" loext:padding="0in" loext:border="none"/>
    </style:style>
    <style:style style:name="T7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b8dfc4" loext:padding="0in" loext:border="none"/>
    </style:style>
    <style:style style:name="T75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ad2f7c" loext:padding="0in" loext:border="none"/>
    </style:style>
    <style:style style:name="T76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c0224a" loext:padding="0in" loext:border="none"/>
    </style:style>
    <style:style style:name="T77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c06cbe" loext:padding="0in" loext:border="none"/>
    </style:style>
    <style:style style:name="T78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c0224a" loext:padding="0in" loext:border="none"/>
    </style:style>
    <style:style style:name="T79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c12130" style:font-name-asian="Noto Sans Mono CJK SC" style:font-size-asian="10pt" style:font-name-complex="Liberation Mono" style:font-size-complex="10pt" loext:padding="0in" loext:border="none"/>
    </style:style>
    <style:style style:name="T80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c1f8dd" style:font-name-asian="Noto Sans Mono CJK SC" style:font-size-asian="10pt" style:font-name-complex="Liberation Mono" style:font-size-complex="10pt" loext:padding="0in" loext:border="none"/>
    </style:style>
    <style:style style:name="T81" style:family="text">
      <style:text-properties fo:font-variant="normal" fo:text-transform="none" fo:color="#00627a" loext:opacity="100%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82" style:family="text">
      <style:text-properties fo:font-variant="normal" fo:text-transform="none" fo:color="#00627a" loext:opacity="100%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3" style:family="text">
      <style:text-properties fo:font-variant="normal" fo:text-transform="none" fo:color="#00627a" loext:opacity="100%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4" style:family="text">
      <style:text-properties fo:font-variant="normal" fo:text-transform="none" fo:color="#871094" loext:opacity="100%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5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in" loext:border="none"/>
    </style:style>
    <style:style style:name="T86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87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88" style:family="text">
      <style:text-properties fo:font-variant="normal" fo:text-transform="none" fo:color="#333333" loext:opacity="100%" fo:letter-spacing="normal" fo:background-color="transparent" loext:char-shading-value="0" loext:padding="0in" loext:border="none"/>
    </style:style>
    <style:style style:name="T8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90" style:family="text">
      <style:text-properties fo:font-variant="normal" fo:text-transform="none" fo:color="#dd4a68" loext:opacity="100%" style:font-name="Consolas" fo:font-size="11.25pt" fo:letter-spacing="normal" fo:font-style="normal" fo:font-weight="normal" officeooo:rsid="0086b97f" loext:padding="0in" loext:border="none"/>
    </style:style>
    <style:style style:name="T91" style:family="text">
      <style:text-properties fo:font-variant="normal" fo:text-transform="none" fo:color="#990055" loext:opacity="100%" style:font-name="Consolas" fo:font-size="11.25pt" fo:letter-spacing="normal" fo:font-style="normal" fo:font-weight="normal" officeooo:rsid="0086b97f" loext:padding="0in" loext:border="none"/>
    </style:style>
    <style:style style:name="T92" style:family="text">
      <style:text-properties fo:font-variant="normal" fo:text-transform="none" style:font-name="var ff-mono" fo:font-style="normal" fo:font-weight="normal" fo:background-color="transparent" loext:char-shading-value="0" loext:padding="0in" loext:border="none"/>
    </style:style>
    <style:style style:name="T93" style:family="text">
      <style:text-properties fo:font-variant="normal" fo:text-transform="none" fo:background-color="transparent" loext:char-shading-value="0" loext:padding="0in" loext:border="none"/>
    </style:style>
    <style:style style:name="T94" style:family="text">
      <style:text-properties fo:font-variant="normal" fo:text-transform="none" fo:color="#6a8759" loext:opacity="100%" style:font-name="JetBrains Mono" fo:font-size="10pt" fo:font-style="normal" fo:font-weight="normal" fo:background-color="transparent" loext:char-shading-value="0" style:font-size-asian="10pt" style:font-style-asian="normal" style:font-weight-asian="normal" loext:padding="0in" loext:border="none"/>
    </style:style>
    <style:style style:name="T95" style:family="text">
      <style:text-properties fo:color="#067d17" loext:opacity="100%" style:font-name="JetBrains Mono" fo:font-size="10pt" fo:font-style="normal" fo:font-weight="normal" officeooo:rsid="003362f6" style:font-size-asian="10pt" style:font-style-asian="normal" style:font-weight-asian="normal"/>
    </style:style>
    <style:style style:name="T96" style:family="text">
      <style:text-properties officeooo:rsid="003d39cf"/>
    </style:style>
    <style:style style:name="T97" style:family="text">
      <style:text-properties officeooo:rsid="003f228b"/>
    </style:style>
    <style:style style:name="T98" style:family="text">
      <style:text-properties officeooo:rsid="003f7c8f"/>
    </style:style>
    <style:style style:name="T99" style:family="text">
      <style:text-properties officeooo:rsid="004179c4"/>
    </style:style>
    <style:style style:name="T100" style:family="text">
      <style:text-properties officeooo:rsid="005546f9"/>
    </style:style>
    <style:style style:name="T101" style:family="text">
      <style:text-properties fo:color="#393f49" loext:opacity="100%" style:font-name="Roboto Mono1" fo:background-color="transparent" loext:char-shading-value="0" style:font-size-asian="10.5pt" style:font-size-complex="10.5pt" loext:padding="0in" loext:border="none"/>
    </style:style>
    <style:style style:name="T102" style:family="text">
      <style:text-properties fo:color="#393f49" loext:opacity="100%" style:font-name="Roboto Mono1" officeooo:rsid="00a3ceac" fo:background-color="transparent" loext:char-shading-value="0" style:font-size-asian="10.5pt" style:font-size-complex="10.5pt" loext:padding="0in" loext:border="none"/>
    </style:style>
    <style:style style:name="T103" style:family="text">
      <style:text-properties fo:color="#393f49" loext:opacity="100%" officeooo:rsid="00a3ceac" fo:background-color="transparent" loext:char-shading-value="0" style:font-size-asian="10.5pt" style:font-size-complex="10.5pt" loext:padding="0in" loext:border="none"/>
    </style:style>
    <style:style style:name="T104" style:family="text">
      <style:text-properties fo:color="#393f49" loext:opacity="100%" style:font-name="Liberation Mono" officeooo:rsid="00b3a823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05" style:family="text">
      <style:text-properties officeooo:rsid="005ba398"/>
    </style:style>
    <style:style style:name="T106" style:family="text">
      <style:text-properties officeooo:rsid="0067e0c6"/>
    </style:style>
    <style:style style:name="T107" style:family="text">
      <style:text-properties officeooo:rsid="006cd766"/>
    </style:style>
    <style:style style:name="T108" style:family="text">
      <style:text-properties officeooo:rsid="006d9827"/>
    </style:style>
    <style:style style:name="T109" style:family="text">
      <style:text-properties officeooo:rsid="00778c62"/>
    </style:style>
    <style:style style:name="T110" style:family="text">
      <style:text-properties officeooo:rsid="007df547"/>
    </style:style>
    <style:style style:name="T111" style:family="text">
      <style:text-properties officeooo:rsid="0087fb09"/>
    </style:style>
    <style:style style:name="T112" style:family="text">
      <style:text-properties officeooo:rsid="008884c1"/>
    </style:style>
    <style:style style:name="T113" style:family="text">
      <style:text-properties fo:color="#000000" loext:opacity="100%" style:font-name="Ubuntu Mono variable" fo:font-size="13.5pt"/>
    </style:style>
    <style:style style:name="T114" style:family="text">
      <style:text-properties fo:color="#000000" loext:opacity="100%" style:font-name="Consolas" fo:font-size="11.25pt" loext:padding="0in" loext:border="none"/>
    </style:style>
    <style:style style:name="T115" style:family="text">
      <style:text-properties fo:color="#000000" loext:opacity="100%" style:font-name="Consolas" fo:font-size="11.25pt" officeooo:rsid="00c70c31" loext:padding="0in" loext:border="none"/>
    </style:style>
    <style:style style:name="T116" style:family="text">
      <style:text-properties fo:color="#000000" loext:opacity="100%" style:font-name="Consolas" fo:font-size="11.25pt" officeooo:rsid="00c7637c" loext:padding="0in" loext:border="none"/>
    </style:style>
    <style:style style:name="T117" style:family="text">
      <style:text-properties officeooo:rsid="009bffcc"/>
    </style:style>
    <style:style style:name="T118" style:family="text">
      <style:text-properties officeooo:rsid="009db6fe"/>
    </style:style>
    <style:style style:name="T119" style:family="text">
      <style:text-properties officeooo:rsid="009e3db9"/>
    </style:style>
    <style:style style:name="T120" style:family="text">
      <style:text-properties officeooo:rsid="009ea4b1"/>
    </style:style>
    <style:style style:name="T121" style:family="text">
      <style:text-properties fo:color="#080808" loext:opacity="100%" style:font-name="JetBrains Mono1" fo:font-size="10pt" style:font-size-asian="10pt" style:font-style-asian="normal" style:font-weight-asian="normal"/>
    </style:style>
    <style:style style:name="T122" style:family="text">
      <style:text-properties fo:color="#5c2699" loext:opacity="100%"/>
    </style:style>
    <style:style style:name="T123" style:family="text">
      <style:text-properties loext:padding="0.0193in" loext:border="0.06pt solid #e5e7e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833184121888" text:id="ct109833184121888">
          <text:deletion>
            <office:change-info>
              <dc:creator>Unknown Author</dc:creator>
              <dc:date>2024-04-10T17:42:30</dc:date>
            </office:change-info>
            <text:p text:style-name="P51"/>
            <text:p text:style-name="P79"><text:span text:style-name="T34">B</text:span><text:span text:style-name="T35">uild docker image for inventory-service</text:span></text:p>
            <text:p text:style-name="P52">1. Билдиш проекта</text:p>
            <text:p text:style-name="P52">2. Копираш Джара в Докер папката</text:p>
            <text:p text:style-name="P80"><text:span text:style-name="T1">3. рънваш docker build -t </text:span><text:span text:style-name="T5">dpm6/</text:span><text:span text:style-name="T1">inventory:1.0.0-SNAPSHOT .</text:span></text:p>
            <text:p text:style-name="P52"/>
            <text:p text:style-name="P74"/>
          </text:deletion>
        </text:changed-region>
        <text:changed-region xml:id="ct109833184440720" text:id="ct109833184440720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109833184290560" text:id="ct109833184290560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109833184375568" text:id="ct109833184375568">
          <text:deletion>
            <office:change-info>
              <dc:creator>Unknown Author</dc:creator>
              <dc:date>2024-04-10T17:43:10</dc:date>
            </office:change-info>
            <text:p text:style-name="P50"/>
            <text:p text:style-name="P53"/>
            <text:p text:style-name="P50">docker build -t inventory:1.0.0-SNAPSHOT .</text:p>
          </text:deletion>
        </text:changed-region>
        <text:changed-region xml:id="ct109833184456800" text:id="ct109833184456800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109833184460912" text:id="ct10983318446091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109833184521040" text:id="ct109833184521040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109833184529744" text:id="ct109833184529744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109833184530896" text:id="ct109833184530896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109833184559824" text:id="ct109833184559824">
          <text:insertion>
            <office:change-info>
              <dc:creator>Unknown Author</dc:creator>
              <dc:date>2024-04-07T14:24:3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Google oauth2:<text:line-break/><text:line-break/>Client ID: <text:bookmark-start text:name="__DdeLink__4618_1837706340"/><text:bookmark-start text:name="__DdeLink__4624_1837706340"/>723108545786-2j07fds3903ju9nuf1vnra8u5fr1i7sj.apps.googleusercontent.com<text:bookmark-end text:name="__DdeLink__4618_1837706340"/><text:bookmark-end text:name="__DdeLink__4624_1837706340"/></text:p>
      <text:p text:style-name="P45">Secret: <text:bookmark-start text:name="__DdeLink__4622_1837706340"/>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<text:bookmark-end text:name="__DdeLink__4622_1837706340"/></text:p>
      <text:p text:style-name="P45"/>
      <text:p text:style-name="P45">----------------------------------</text:p>
      <text:p text:style-name="P47">KAFKA</text:p>
      <text:p text:style-name="P47"/>
      <text:p text:style-name="P42"><text:span text:style-name="Source_20_Text"><text:span text:style-name="T102"/></text:span></text:p>
      <text:p text:style-name="P12"><text:span text:style-name="Source_20_Text"><text:span text:style-name="T103"><text:s/>docker network create -d bridge </text:span></text:span><text:span text:style-name="Source_20_Text"><text:span text:style-name="T104">kafka-network</text:span></text:span></text:p>
      <text:p text:style-name="P12"><text:span text:style-name="Source_20_Text"><text:span text:style-name="T104"/></text:span></text:p>
      <text:p text:style-name="P47">/opt/kafka/bin/kafka-topics.sh --describe --topic quickstart-events --bootstrap-server localhost:9092</text:p>
      <text:p text:style-name="P47"/>
      <text:p text:style-name="P48"><text:span text:style-name="Source_20_Text"><text:span text:style-name="T114">kafka-console-producer --topic </text:span></text:span><text:span text:style-name="Source_20_Text"><text:span text:style-name="T115">items-topic </text:span></text:span><text:span text:style-name="Source_20_Text"><text:span text:style-name="T114">--bootstrap-server localhost:9092</text:span></text:span></text:p>
      <text:p text:style-name="P47"/>
      <text:p text:style-name="P47"/>
      <text:p text:style-name="P49"><text:span text:style-name="Source_20_Text"><text:span text:style-name="T116">k</text:span></text:span><text:span text:style-name="Source_20_Text"><text:span text:style-name="T114">afka-console-consumer --topic quickstart-events --from-beginning --bootstrap-server localhost:9092</text:span></text:span></text:p>
      <text:p text:style-name="P47"/>
      <text:p text:style-name="P11"/>
      <text:p text:style-name="P69"><text:span text:style-name="Source_20_Text"><text:span text:style-name="T89">docker run -d --name kafka-ui \</text:span></text:span></text:p>
      <text:p text:style-name="P69"><text:span text:style-name="Source_20_Text"><text:span text:style-name="T89"><text:s text:c="2"/>--network kafka-network \</text:span></text:span></text:p>
      <text:p text:style-name="P69"><text:span text:style-name="Source_20_Text"><text:span text:style-name="T89"><text:s text:c="2"/>-p 9999:8080 \</text:span></text:span></text:p>
      <text:p text:style-name="P69"><text:span text:style-name="Source_20_Text"><text:span text:style-name="T89"><text:s text:c="2"/>-e DYNAMIC_CONFIG_ENABLED=true \</text:span></text:span></text:p>
      <text:p text:style-name="P69"><text:span text:style-name="Source_20_Text"><text:span text:style-name="T89"><text:s text:c="2"/>-e KAFKA_CLUSTERS_0_NAME=local \</text:span></text:span></text:p>
      <text:p text:style-name="P69"><text:span text:style-name="Source_20_Text"><text:span text:style-name="T89"><text:s text:c="2"/>-e KAFKA_CLUSTERS_0_BOOTSTRAPSERVERS=broker:29092 \</text:span></text:span></text:p>
      <text:p text:style-name="P69"><text:span text:style-name="Source_20_Text"><text:span text:style-name="T89"><text:s text:c="2"/>ghcr.io/kafbat/kafka-ui</text:span></text:span></text:p>
      <text:p text:style-name="P69"><text:span text:style-name="Source_20_Text"><text:span text:style-name="T89"/></text:span></text:p>
      <text:p text:style-name="P69"><text:line-break/>docker run -d --name broker \</text:p>
      <text:p text:style-name="P69"><text:s text:c="2"/>--hostname broker \</text:p>
      <text:p text:style-name="P69"><text:s text:c="2"/>--network kafka-network \</text:p>
      <text:p text:style-name="P69"><text:s text:c="2"/>-p 8082:8082 \</text:p>
      <text:p text:style-name="P69"><text:s text:c="2"/>-p 9092:9092 \</text:p>
      <text:p text:style-name="P69"><text:s text:c="2"/>-p 9101:9101 \</text:p>
      <text:p text:style-name="P69"><text:s text:c="2"/>-e KAFKA_ADVERTISED_LISTENERS='PLAINTEXT://broker:29092,PLAINTEXT_HOST://localhost:9092' \</text:p>
      <text:p text:style-name="P70"><text:s text:c="2"/>-e KAFKA_CONTROLLER_QUORUM_VOTERS='1@broker:29093' \</text:p>
      <text:p text:style-name="P69"><text:soft-page-break/><text:s text:c="2"/>-e KAFKA_LISTENERS='PLAINTEXT://broker:29092,CONTROLLER://broker:29093,PLAINTEXT_HOST://0.0.0.0:9092' \</text:p>
      <text:p text:style-name="P69"><text:s text:c="2"/>confluentinc/confluent-local:7.4.1</text:p>
      <text:p text:style-name="Text_20_body"/>
      <text:p text:style-name="P45">-------------</text:p>
      <text:p text:style-name="P41"/>
      <text:p text:style-name="P41"/>
      <text:p text:style-name="P10"><text:span text:style-name="T33">docker container start inventory-postgres pgadmin <text:s/></text:span><text:span text:style-name="Source_20_Text"><text:span text:style-name="T38">mongo-</text:span></text:span><text:span text:style-name="Source_20_Text"><text:span text:style-name="T41">profile <text:s/></text:span></text:span><text:span text:style-name="Source_20_Text"><text:span text:style-name="T38">mongo-</text:span></text:span><text:span text:style-name="Source_20_Text"><text:span text:style-name="T41">p</text:span></text:span><text:span text:style-name="Source_20_Text"><text:span text:style-name="T43">urchase </text:span></text:span><text:span text:style-name="Source_20_Text"><text:span text:style-name="T44">prometheus </text:span></text:span><text:span text:style-name="Source_20_Text"><text:span text:style-name="T42">zipkin </text:span></text:span><text:span text:style-name="Source_20_Text"><text:span text:style-name="T45">redis-</text:span></text:span><text:span text:style-name="Source_20_Text"><text:span text:style-name="T46">stack </text:span></text:span><text:span text:style-name="Source_20_Text"><text:span text:style-name="T47">auth-postgres <text:s/></text:span></text:span><text:span text:style-name="Source_20_Text"><text:span text:style-name="T71">broker kafka-ui</text:span></text:span></text:p>
      <text:p text:style-name="P10"><text:span text:style-name="Source_20_Text"><text:span text:style-name="T70"/></text:span></text:p>
      <text:p text:style-name="P41"><text:span text:style-name="Source_20_Text"><text:span text:style-name="T102"/></text:span></text:p>
      <text:p text:style-name="P13"><text:span text:style-name="Source_20_Text"><text:span text:style-name="T59"/></text:span></text:p>
      <text:p text:style-name="Text_20_body"><text:line-break/></text:p>
      <text:p text:style-name="P39"/>
      <text:p text:style-name="P39"/>
      <text:p text:style-name="P9"><text:span text:style-name="Source_20_Text"><text:span text:style-name="T90">docker</text:span></text:span><text:span text:style-name="Source_20_Text"><text:span text:style-name="T72"> run -</text:span></text:span><text:span text:style-name="Source_20_Text"><text:span text:style-name="T73">d --</text:span></text:span><text:span text:style-name="Source_20_Text"><text:span text:style-name="T74">network kafka-network </text:span></text:span><text:span text:style-name="Source_20_Text"><text:span text:style-name="T72">-p </text:span></text:span><text:span text:style-name="Source_20_Text"><text:span text:style-name="T91">9092</text:span></text:span><text:span text:style-name="Source_20_Text"><text:span text:style-name="T72">:9092 --</text:span></text:span><text:span text:style-name="Source_20_Text"><text:span text:style-name="T75">name </text:span></text:span><text:span text:style-name="Source_20_Text"><text:span text:style-name="T77">kafka</text:span></text:span><text:span text:style-name="Source_20_Text"><text:span text:style-name="T75"> -</text:span></text:span><text:span text:style-name="Source_20_Text"><text:span text:style-name="T76">e </text:span></text:span><text:span text:style-name="Source_20_Text"><text:span text:style-name="T80">KAFKA_ADVERTISED_LISTENERS</text:span></text:span><text:span text:style-name="Source_20_Text"><text:span text:style-name="T78">=PLAINTEXT://</text:span></text:span><text:span text:style-name="Source_20_Text"><text:span text:style-name="T79">kafka</text:span></text:span><text:span text:style-name="Source_20_Text"><text:span text:style-name="T78">:9092</text:span></text:span><text:span text:style-name="Source_20_Text"><text:span text:style-name="T75"> </text:span></text:span><text:span text:style-name="Source_20_Text"><text:span text:style-name="T72">apache/kafka:3.9.0</text:span></text:span></text:p>
      <text:p text:style-name="P68"><text:line-break/></text:p>
      <text:p text:style-name="P9"><text:span text:style-name="Source_20_Text"><text:span text:style-name="T90">docker</text:span></text:span><text:span text:style-name="Source_20_Text"><text:span text:style-name="T72"> run -</text:span></text:span><text:span text:style-name="Source_20_Text"><text:span text:style-name="T73">d --</text:span></text:span><text:span text:style-name="Source_20_Text"><text:span text:style-name="T74">network kafka-network </text:span></text:span><text:span text:style-name="Source_20_Text"><text:span text:style-name="T72">-p </text:span></text:span><text:span text:style-name="Source_20_Text"><text:span text:style-name="T91">9092</text:span></text:span><text:span text:style-name="Source_20_Text"><text:span text:style-name="T72">:9092 --</text:span></text:span><text:span text:style-name="Source_20_Text"><text:span text:style-name="T75">name </text:span></text:span><text:span text:style-name="Source_20_Text"><text:span text:style-name="T77">kafka</text:span></text:span><text:span text:style-name="Source_20_Text"><text:span text:style-name="T75"> </text:span></text:span><text:span text:style-name="Source_20_Text"><text:span text:style-name="T72">apache/kafka:3.9.0</text:span></text:span></text:p>
      <text:p text:style-name="Text_20_body"/>
      <text:p text:style-name="P39"><text:span text:style-name="T121">-javaagent:/home/dpm/CodingProjects/OnlineShop/Telemetry/opentelemetry-javaagent.jar</text:span><text:line-break/><text:span text:style-name="T121">-Dotel.javaagent.configuration-file=/home/dpm/CodingProjects/OnlineShop/Telemetry/opentelemetry-agent-configs.properties</text:span><text:line-break/></text:p>
      <text:p text:style-name="P39"/>
      <text:p text:style-name="P39">docker run --<text:span text:style-name="T122">rm</text:span> -d --name jaeger -p 16686:16686 -p 4317:4317 -p 4318:4318 jaegertracing/all-in-one:1.53</text:p>
      <text:p text:style-name="P39"/>
      <text:p text:style-name="P7"><text:span text:style-name="Source_20_Text"><text:span text:style-name="T86">docker run --</text:span></text:span><text:span text:style-name="Source_20_Text"><text:span text:style-name="T87">name prometheus</text:span></text:span><text:span text:style-name="Source_20_Text"><text:span text:style-name="T88"> </text:span></text:span><text:span text:style-name="Source_20_Text"><text:span text:style-name="T85">-p 9090:9090 </text:span></text:span><text:span text:style-name="Source_20_Text"><text:span text:style-name="T62">--add-host=host.docker.internal:host-gateway </text:span></text:span><text:span text:style-name="Source_20_Text"><text:span text:style-name="T85">-v /home/dpm/CodingProjects/OnlineShop/Telemetry/prometheus.yml:/etc/prometheus/prometheus.yml</text:span></text:span><text:span text:style-name="Source_20_Text"><text:span text:style-name="T88"> </text:span></text:span><text:span text:style-name="Source_20_Text"><text:span text:style-name="T85">prom/prometheus</text:span></text:span></text:p>
      <text:p text:style-name="P39"/>
      <text:p text:style-name="P39">docker run --name zipkin -d -p 9411:9411 openzipkin/zipkin</text:p>
      <text:p text:style-name="P39"/>
      <text:p text:style-name="P40"><text:span text:style-name="Source_20_Text"><text:span text:style-name="T123">$ docker run -d --name redis-stack -p 6379:6379 -p 8001:8001 redis/redis-stack:latest</text:span></text:span></text:p>
      <text:p text:style-name="P67"/>
      <text:p text:style-name="P39"/>
      <text:p text:style-name="P39"/>
      <text:p text:style-name="P39"><text:soft-page-break/><text:span text:style-name="T117">Jenkins admin </text:span><text:span text:style-name="T118">initial </text:span><text:span text:style-name="T117">pass: 4fb4621e25914bda89820a45fceb5814<text:line-break/><text:line-break/></text:span><text:span text:style-name="T118">Admin user: admin</text:span></text:p>
      <text:p text:style-name="P44">Admin pass: admin</text:p>
      <text:p text:style-name="P38"/>
      <text:p text:style-name="P38"><text:span text:style-name="T120">Jenskins </text:span><text:span text:style-name="T119">port: 9000</text:span><text:span text:style-name="T117"><text:line-break/></text:span><text:line-break/>kubectl apply <text:s/>-f secrets.yml</text:p>
      <text:p text:style-name="P37">kubectl apply -f configmap.yml</text:p>
      <text:p text:style-name="P37"/>
      <text:p text:style-name="P37">kubectl apply -<text:span text:style-name="T111">f postgres-storage.yaml</text:span></text:p>
      <text:p text:style-name="P43">kubectl apply -f postgres-inventory.yaml</text:p>
      <text:p text:style-name="P43">kubectl apply -f inventory-<text:span text:style-name="T112">app</text:span>.yaml</text:p>
      <text:p text:style-name="P16"/>
      <text:p text:style-name="P16"/>
      <text:p text:style-name="P17"><text:span text:style-name="Source_20_Text"><text:span text:style-name="T113">microk8s enable hostpath-storage</text:span></text:span></text:p>
      <text:p text:style-name="Text_20_body"><text:line-break/><text:span text:style-name="Source_20_Text"><text:span text:style-name="T67">microk8s enable registry</text:span></text:span></text:p>
      <text:p text:style-name="P66"><text:span text:style-name="Source_20_Text"><text:span text:style-name="T68">microk8s enable </text:span></text:span><text:span text:style-name="Source_20_Text"><text:span text:style-name="Strong_20_Emphasis"><text:span text:style-name="T69">metrics-server</text:span></text:span></text:span></text:p>
      <text:p text:style-name="Text_20_body"><text:line-break/></text:p>
      <text:p text:style-name="P16"/>
      <text:p text:style-name="P16">docker push localhost:32000/<text:span text:style-name="T110">dpm6/</text:span>inventory:1.0.0-SNAPSHOT</text:p>
      <text:p text:style-name="P16"/>
      <text:p text:style-name="P30"/>
      <text:p text:style-name="P6"><text:span text:style-name="T2">docker run -d --name </text:span><text:span text:style-name="T32">auth-postgres </text:span><text:span text:style-name="T2">--</text:span><text:span text:style-name="T3">network </text:span><text:span text:style-name="T30">inventory-</text:span><text:span text:style-name="T2">network -e POSTGRES_PASSWORD=password -p 543</text:span><text:span text:style-name="T32">3</text:span><text:span text:style-name="T2">:5432 postgres:15.4</text:span></text:p>
      <text:p text:style-name="P31">--------------------</text:p>
      <text:p text:style-name="P32"/>
      <text:p text:style-name="P32">docker network create <text:span text:style-name="T109">inventory-</text:span>network</text:p>
      <text:p text:style-name="P32"/>
      <text:p text:style-name="P8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14"/>
      <text:p text:style-name="P5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34"/>
      <text:p text:style-name="P34">--------------------------------</text:p>
      <text:p text:style-name="P34"/>
      <text:p text:style-name="P15"/>
      <text:p text:style-name="P23">docker network create mongo-<text:span text:style-name="T100">profile-</text:span><text:span text:style-name="T105">network</text:span></text:p>
      <text:p text:style-name="P27"/>
      <text:p text:style-name="P23"/>
      <text:p text:style-name="P59"><text:bookmark-start text:name="__DdeLink__864_41285218"/><text:soft-page-break/><text:span text:style-name="Source_20_Text"><text:span text:style-name="T38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8">-</text:span></text:span><text:span text:style-name="Source_20_Text"><text:span text:style-name="T49">v /home/dpm/CodingProjects/OnlineShop/accounts/create_user.js:/</text:span></text:span><text:span text:style-name="Source_20_Text"><text:span text:style-name="T63">docker-entrypoint-initdb.d/c</text:span></text:span><text:span text:style-name="Source_20_Text"><text:span text:style-name="T49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8">--name mongo-</text:span></text:span><text:span text:style-name="Source_20_Text"><text:span text:style-name="T41">profile</text:span></text:span><text:span text:style-name="Source_20_Text"><text:span text:style-name="T38"> -</text:span></text:span><text:span text:style-name="Source_20_Text"><text:span text:style-name="T39">e </text:span></text:span><text:span text:style-name="Source_20_Text"><text:span text:style-name="T61">MONGO_INITDB_DATABASE</text:span></text:span><text:span text:style-name="Source_20_Text"><text:span text:style-name="T39">=profile_db</text:span></text:span><text:span text:style-name="Source_20_Text"><text:span text:style-name="T38"> </text:span></text:span><text:span text:style-name="Source_20_Text"><text:span text:style-name="T40">mongo:7.0.7-jammy</text:span></text:span><text:bookmark-end text:name="__DdeLink__864_41285218"/></text:p>
      <text:p text:style-name="P22"/>
      <text:p text:style-name="P22"/>
      <text:p text:style-name="P15"/>
      <text:p text:style-name="P15">----------------------</text:p>
      <text:p text:style-name="P15"/>
      <text:p text:style-name="P24"/>
      <text:p text:style-name="P28">docker network create mongo-purchase-<text:span text:style-name="T100">network</text:span></text:p>
      <text:p text:style-name="P28"/>
      <text:p text:style-name="Standard">docker run -d --network mongo-purchase-network -v /home/dpm/CodingProjects/OnlineShop/Purchase/create_user.js:/docker-entrypoint-initdb.d/create_user.js <text:s/>-p 2701<text:span text:style-name="T106">9</text:span>:27017 <text:s/>--name mongo-purchase -e MONGO_INITDB_DATABASE=purchase_db mongo:7.0.7-jammy</text:p>
      <text:p text:style-name="P29"><text:span text:style-name="Source_20_Text"><text:span text:style-name="T101"/></text:span></text:p>
      <text:p text:style-name="P28">-----------------------------</text:p>
      <text:p text:style-name="P15"/>
      <text:p text:style-name="P54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6">SPRING_DATASOURCE_URL</text:span><text:span text:style-name="T37">=</text:span><text:span text:style-name="T95">jdbc:postgresql://postgres:5432/postgres</text:span><text:span text:style-name="T37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51"/>
      <text:p text:style-name="P51"/>
      <text:p text:style-name="P51">-------------------</text:p>
      <text:p text:style-name="P51"/>
      <text:p text:style-name="P51"><text:s text:c="4"/>docker swarm join --token SWMTKN-1-0m21qeqzl9pno2hw1t9vu318crm2hjzhuo67zr3upsdivzu7og-b8ik8lwd56zo3eaw1cq1118sj 192.168.100.12:2377</text:p>
      <text:p text:style-name="P51">----------<text:span text:style-name="T107">­------</text:span></text:p>
      <text:p text:style-name="P74"><text:change text:change-id="ct109833184121888"/></text:p>
      <text:p text:style-name="P52"><text:change-start text:change-id="ct109833184440720"/></text:p>
      <text:p text:style-name="P52"/>
      <text:p text:style-name="P52"><text:change-end text:change-id="ct109833184440720"/></text:p>
      <text:p text:style-name="P53">---------------</text:p>
      <text:p text:style-name="P53"/>
      <text:p text:style-name="P53">DROP Schema</text:p>
      <text:p text:style-name="P53"/>
      <text:p text:style-name="P53"/>
      <text:p text:style-name="P53">DROP SCHEMA IF EXISTS public CASCADE;</text:p>
      <text:p text:style-name="P53"/>
      <text:p text:style-name="P53">CREATE SCHEMA public;<text:change-start text:change-id="ct109833184290560"/></text:p>
      <text:p text:style-name="P53"><text:soft-page-break/></text:p>
      <text:p text:style-name="P50"><text:change-end text:change-id="ct109833184290560"/><text:change text:change-id="ct109833184375568"/><text:change-start text:change-id="ct109833184456800"/>ssssssssssssssssssssssss</text:p>
      <text:p text:style-name="P15"/>
      <text:p text:style-name="P15"/>
      <text:p text:style-name="P15"/>
      <text:p text:style-name="P33"/>
      <text:p text:style-name="P33">-------------</text:p>
      <text:p text:style-name="P33">./gradlew clean build -x test</text:p>
      <text:p text:style-name="P33">docker build . -t dpm6/inventory:1.0.0-SNAPSHOT</text:p>
      <text:p text:style-name="P33"/>
      <text:p text:style-name="P2"><text:span text:style-name="T29">docker build . -t dpm6/</text:span><text:span text:style-name="T28">profiles</text:span><text:span text:style-name="T29">:1.0.0-SNAPSHOT</text:span></text:p>
      <text:p text:style-name="P33"/>
      <text:p text:style-name="P2"><text:span text:style-name="T29">docker build . -t dpm6/</text:span><text:span text:style-name="T28">purchases</text:span><text:span text:style-name="T29">:1.0.0-SNAPSHOT</text:span><text:change-end text:change-id="ct109833184456800"/></text:p>
      <text:p text:style-name="P33">---------<text:change-start text:change-id="ct109833184460912"/></text:p>
      <text:p text:style-name="P33"><text:change-end text:change-id="ct109833184460912"/></text:p>
      <text:p text:style-name="P18"/>
      <text:p text:style-name="P18"/>
      <text:p text:style-name="P18">docker compose up --force-recreate –renew-anon-volumes</text:p>
      <text:p text:style-name="P18">-----------------------------</text:p>
      <text:p text:style-name="P18"/>
      <text:p text:style-name="P18"/>
      <text:p text:style-name="P18">- Да се проверява за дуплициране при Post</text:p>
      <text:p text:style-name="P18"/>
      <text:p text:style-name="P18"/>
      <text:p text:style-name="P55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2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19"/>
      <text:p text:style-name="P19"/>
      <text:p text:style-name="P18">- <text:span text:style-name="T96">Абстрактен сървис за комуникация с repositroy . Така няма да се пише за всеки клас</text:span></text:p>
      <text:p text:style-name="P18"/>
      <text:p text:style-name="P18">- <text:span text:style-name="T97">Spring data?</text:span></text:p>
      <text:p text:style-name="P18"/>
      <text:p text:style-name="P18">- <text:span text:style-name="T97">Spring data rest?</text:span></text:p>
      <text:p text:style-name="P18"/>
      <text:p text:style-name="P18">- <text:span text:style-name="T98">add pagination??</text:span></text:p>
      <text:p text:style-name="P1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99">JSONVIew </text:span></text:p>
      <text:p text:style-name="P18"/>
      <text:p text:style-name="P1"><text:span text:style-name="T1">- </text:span><text:span text:style-name="T13">swagger</text:span></text:p>
      <text:p text:style-name="P2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25"/>
      <text:p text:style-name="P1"><text:soft-page-break/><text:span text:style-name="T14">- </text:span><text:span text:style-name="T22">Spring – bean scopes (for example request)</text:span></text:p>
      <text:p text:style-name="P2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35"/>
      <text:p text:style-name="P1"><text:span text:style-name="T25">- </text:span><text:change-start text:change-id="ct109833184521040"/><text:span text:style-name="T26">ControllerAdvice – samo na opredelen kontroller?</text:span></text:p>
      <text:p text:style-name="P1"><text:span text:style-name="T26">- </text:span><text:span text:style-name="T64">"additionalInformation"</text:span><text:span text:style-name="T66">: </text:span><text:span text:style-name="T65">null</text:span><text:span text:style-name="T27"> v error message e null</text:span></text:p>
      <text:p text:style-name="P36"/>
      <text:p text:style-name="P60">Check whether an object exists only i.e. get only the id</text:p>
      <text:p text:style-name="P61"/>
      <text:p text:style-name="P61">ID-тата да са Стрингове и то с префикс ( да се различават)<text:change-end text:change-id="ct109833184521040"/></text:p>
      <text:p text:style-name="P62"/>
      <text:p text:style-name="P62"/>
      <text:p text:style-name="P63"><text:s/><text:span text:style-name="T108">Stateful loadbalances – support cockies, etc</text:span></text:p>
      <text:p text:style-name="P63"/>
      <text:p text:style-name="P63"/>
      <text:p text:style-name="P64">Layer 3 vs layer 4 vs layer 7 loadbalance</text:p>
      <text:p text:style-name="P64"/>
      <text:p text:style-name="P65">Why telnet doesn’t resolve localhost??? The same for docker swarm<text:change-start text:change-id="ct109833184529744"/></text:p>
      <text:p text:style-name="P58"><text:span text:style-name="Source_20_Text"><text:span text:style-name="T51">- </text:span></text:span><text:span text:style-name="Source_20_Text"><text:span text:style-name="T52">Добавяне на Idempotent Key – ако се изпрати пак рикуеста да не се създаде нова поръчка примерно</text:span></text:span></text:p>
      <text:p text:style-name="P57"><text:span text:style-name="Source_20_Text"><text:span text:style-name="T50">– как се съхраняват timestamps в базата?</text:span></text:span><text:change-end text:change-id="ct109833184529744"/><text:change-start text:change-id="ct109833184530896"/></text:p>
      <text:p text:style-name="P57"><text:span text:style-name="Source_20_Text"><text:span text:style-name="T50"/></text:span></text:p>
      <text:p text:style-name="P4"><text:span text:style-name="Source_20_Text"><text:span text:style-name="T50">- </text:span></text:span><text:span text:style-name="Source_20_Text"><text:span text:style-name="T81">removeInventory – </text:span></text:span><text:span text:style-name="Source_20_Text"><text:span text:style-name="T82">kak v </text:span></text:span><text:span text:style-name="Source_20_Text"><text:span text:style-name="T84">inventoryRepository</text:span></text:span></text:p>
      <text:p text:style-name="P3"><text:span text:style-name="Source_20_Text"><text:span text:style-name="T82"><text:s/>da tursq repositorita samo koito imat itemId??? </text:span></text:span><text:span text:style-name="Source_20_Text"><text:span text:style-name="T83">s JPA?</text:span></text:span></text:p>
      <text:p text:style-name="P56"><text:change-end text:change-id="ct109833184530896"/><text:change-start text:change-id="ct109833184559824"/><text:span text:style-name="Source_20_Text"><text:span text:style-name="T50"/></text:span></text:p>
      <text:p text:style-name="P56"><text:span text:style-name="Source_20_Text"><text:span text:style-name="T50"/></text:span></text:p>
      <text:p text:style-name="P3"><text:span text:style-name="Source_20_Text"><text:span text:style-name="T50">- </text:span></text:span><text:span text:style-name="Source_20_Text"><text:span text:style-name="T81">createPurchase</text:span></text:span><text:span text:style-name="Source_20_Text"><text:span text:style-name="T53"> </text:span></text:span><text:span text:style-name="Source_20_Text"><text:span text:style-name="T54">v purchase service mi vrushta typ response ako go </text:span></text:span><text:span text:style-name="Source_20_Text"><text:span text:style-name="T55">ima problem – da go opravq. Stacktrac ne pomaga изобщо</text:span></text:span><text:change-end text:change-id="ct109833184559824"/><text:span text:style-name="Source_20_Text"><text:span text:style-name="T55"><text:line-break/><text:line-break/><text:line-break/>- </text:span></text:span><text:span text:style-name="Source_20_Text"><text:span text:style-name="T56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56"> (за създаване на виртуални машини). Навремето се е използвало Docker machines</text:span></text:span></text:p>
      <text:p text:style-name="P3"><text:span text:style-name="Source_20_Text"><text:span text:style-name="T56"/></text:span></text:p>
      <text:p text:style-name="P3"><text:span text:style-name="Source_20_Text"><text:span text:style-name="T56">- </text:span></text:span><text:span text:style-name="Source_20_Text"><text:span text:style-name="T57">Kubernetes UI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Helm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Kubernetes namespaces and contexts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</text:span></text:span><text:span text:style-name="Source_20_Text"><text:span text:style-name="T58">Service mesh</text:span></text:span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8">https://docs.jboss.org/hibernate/orm/6.5/userguide/html_single/Hibernate_User_Guide.html#locking</text:span></text:span></text:a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  <text:p text:style-name="P4"><text:span text:style-name="Source_20_Text"><text:span text:style-name="T60">./kafka-consumer-groups.sh \</text:span></text:span></text:p>
      <text:p text:style-name="P71"><text:span text:style-name="Source_20_Text"><text:span text:style-name="T93"><text:s text:c="2"/></text:span></text:span><text:span text:style-name="Source_20_Text"><text:span text:style-name="T92">--bootstrap-server &lt;bootstrap-server-url&gt; \</text:span></text:span></text:p>
      <text:p text:style-name="P71"><text:span text:style-name="Source_20_Text"><text:span text:style-name="T93"><text:s text:c="2"/></text:span></text:span><text:span text:style-name="Source_20_Text"><text:span text:style-name="T92">--delete-offsets \</text:span></text:span></text:p>
      <text:p text:style-name="P73"><text:span text:style-name="Source_20_Text"><text:span text:style-name="T93"><text:s text:c="2"/></text:span></text:span><text:span text:style-name="Source_20_Text"><text:span text:style-name="T92">--group &lt;</text:span></text:span><text:span text:style-name="Source_20_Text"><text:span text:style-name="T94">firstTestGroup</text:span></text:span><text:span text:style-name="Source_20_Text"><text:span text:style-name="T92"> \</text:span></text:span></text:p>
      <text:p text:style-name="P71"><text:span text:style-name="Source_20_Text"><text:span text:style-name="T93"><text:s text:c="2"/></text:span></text:span><text:span text:style-name="Source_20_Text"><text:span text:style-name="T92">--topic </text:span></text:span><text:span text:style-name="Source_20_Text"><text:span text:style-name="T94">items-topic</text:span></text:span></text:p>
      <text:p text:style-name="P72"><text:span text:style-name="Source_20_Text"><text:span text:style-name="T92"/></text:span></text:p>
      <text:p text:style-name="P3"><text:span text:style-name="Source_20_Text"><text:span text:style-name="T5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"/>
    <style:font-face style:name="Roboto Mono1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7:16:21.243488591</meta:creation-date>
    <meta:generator>LibreOffice/24.2.7.2$Linux_X86_64 LibreOffice_project/420$Build-2</meta:generator>
    <dc:date>2024-12-20T19:55:45.340092950</dc:date>
    <meta:editing-duration>P59DT4H7M14S</meta:editing-duration>
    <meta:editing-cycles>126</meta:editing-cycles>
    <meta:document-statistic meta:table-count="0" meta:image-count="0" meta:object-count="0" meta:page-count="7" meta:paragraph-count="116" meta:word-count="694" meta:character-count="6510" meta:non-whitespace-character-count="5897"/>
  </office:meta>
</office:document-meta>
</file>